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 serif" svg:font-family="'San serif'" style:font-family-generic="swiss"/>
  </office:font-face-decls>
  <office:automatic-styles>
    <style:style style:name="P1" style:family="paragraph" style:parent-style-name="Heading_20_1" style:list-style-name="L4">
      <style:paragraph-properties fo:text-align="justify" style:justify-single-word="false"/>
      <style:text-properties officeooo:paragraph-rsid="0013daa7"/>
    </style:style>
    <style:style style:name="P2" style:family="paragraph" style:parent-style-name="Heading_20_1" style:list-style-name="L4">
      <style:paragraph-properties fo:text-align="justify" style:justify-single-word="false"/>
      <style:text-properties fo:font-size="12pt" fo:font-weight="normal" officeooo:paragraph-rsid="0013daa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 style:list-style-name="L8">
      <style:paragraph-properties fo:text-align="justify" style:justify-single-word="false"/>
      <style:text-properties officeooo:paragraph-rsid="00147ff2"/>
    </style:style>
    <style:style style:name="P5" style:family="paragraph" style:parent-style-name="Text_20_body" style:list-style-name="L10">
      <style:paragraph-properties fo:text-align="justify" style:justify-single-word="false"/>
      <style:text-properties officeooo:paragraph-rsid="00147ff2"/>
    </style:style>
    <style:style style:name="P6" style:family="paragraph" style:parent-style-name="Text_20_body" style:list-style-name="L7">
      <style:paragraph-properties fo:text-align="justify" style:justify-single-word="false"/>
      <style:text-properties fo:font-size="13pt" officeooo:paragraph-rsid="0013daa7" style:font-size-asian="13pt" style:font-size-complex="13pt"/>
    </style:style>
    <style:style style:name="P7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3pt" officeooo:paragraph-rsid="0013daa7" style:font-size-asian="13pt" style:font-size-complex="13pt"/>
    </style:style>
    <style:style style:name="P8" style:family="paragraph" style:parent-style-name="Text_20_body" style:list-style-name="L8">
      <style:paragraph-properties fo:text-align="justify" style:justify-single-word="false"/>
      <style:text-properties style:font-name="San serif" officeooo:paragraph-rsid="0013daa7"/>
    </style:style>
    <style:style style:name="P9" style:family="paragraph" style:parent-style-name="Text_20_body" style:list-style-name="L8">
      <style:paragraph-properties fo:text-align="justify" style:justify-single-word="false"/>
      <style:text-properties style:font-name="San serif" officeooo:paragraph-rsid="00147ff2"/>
    </style:style>
    <style:style style:name="T1" style:family="text">
      <style:text-properties officeooo:rsid="0013daa7"/>
    </style:style>
    <style:style style:name="T2" style:family="text">
      <style:text-properties fo:color="#434343" loext:opacity="100%" style:font-name="Google Sans" fo:font-weight="bold" style:font-name-asian="Google Sans1" style:font-weight-asian="bold" style:font-name-complex="Google Sans1"/>
    </style:style>
    <style:style style:name="T3" style:family="text">
      <style:text-properties fo:color="#434343" loext:opacity="100%" style:font-name="Google Sans" style:font-name-asian="Google Sans1" style:font-name-complex="Google Sans1"/>
    </style:style>
    <style:style style:name="T4" style:family="text">
      <style:text-properties fo:color="#434343" loext:opacity="100%" fo:font-weight="bold" style:font-name-asian="Google Sans1" style:font-weight-asian="bold" style:font-name-complex="Google Sans1"/>
    </style:style>
    <style:style style:name="T5" style:family="text">
      <style:text-properties fo:color="#434343" loext:opacity="100%" style:font-name-asian="Google Sans1" style:font-name-complex="Google Sans1"/>
    </style:style>
    <style:style style:name="T6" style:family="text">
      <style:text-properties fo:color="#434343" loext:opacity="100%" style:font-name="San serif" style:font-name-asian="Google Sans1" style:font-name-complex="Google Sans1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7259535" text:style-name="L4">
        <text:list-item>
          <text:h text:style-name="P1" text:outline-level="1">Data analytics in everyday lif<text:span text:style-name="T1">e</text:span> <text:s text:c="2"/><text:tab/><text:tab/> </text:h>
        </text:list-item>
        <text:list-item>
          <text:h text:style-name="P2" text:outline-level="1">You might not realize it, but people analyze data all the time.</text:h>
        </text:list-item>
      </text:list>
      <text:list xml:id="list542995320" text:style-name="L7">
        <text:list-item>
          <text:p text:style-name="P6"><text:s/>Google’s products are built on data and data-driven decision making.</text:p>
        </text:list-item>
        <text:list-item>
          <text:p text:style-name="P6">“Google’s CEO once said ‘Every goal and success that my team and I have achieved <text:span text:style-name="T1"><text:s/><text:tab/>couldn’t</text:span> <text:s/><text:span text:style-name="T1">ha</text:span>ve been done without data.’”</text:p>
        </text:list-item>
        <text:list-item text:style-override="L8">
          <text:p text:style-name="P7"><text:s text:c="2"/>Countless other organizations also see the incredible value in data.</text:p>
        </text:list-item>
        <text:list-item text:style-override="L8">
          <text:p text:style-name="P7"><text:s text:c="2"/>Every minute of every hour of every day, more data are being created. Thus, businesses <text:span text:style-name="T1">n</text:span>eed a way to control and use it optimally.</text:p>
          <text:p text:style-name="P8"/>
        </text:list-item>
        <text:list-item text:style-override="L8">
          <text:p text:style-name="P8"><text:s/><text:span text:style-name="T4">Data: </text:span><text:span text:style-name="T5">A collection of facts</text:span></text:p>
        </text:list-item>
        <text:list-item text:style-override="L8">
          <text:p text:style-name="P8"><text:span text:style-name="T4">Data analysis: </text:span><text:span text:style-name="T5">The collection, transformation, and organization of data in order to draw conclusions, make predictions, and drive informed decision-making</text:span></text:p>
        </text:list-item>
        <text:list-item text:style-override="L8">
          <text:p text:style-name="P8"><text:span text:style-name="T4">Data analyst: </text:span><text:span text:style-name="T5">Someone who collects, transforms, and organizes data in order to drive informed decision-making</text:span></text:p>
        </text:list-item>
        <text:list-item text:style-override="L8">
          <text:p text:style-name="P8"><text:span text:style-name="T4">Data analytics: </text:span><text:span text:style-name="T5">The science of data</text:span></text:p>
        </text:list-item>
        <text:list-item text:style-override="L8">
          <text:p text:style-name="P8"><text:span text:style-name="T4">Data-driven decision-making: </text:span><text:span text:style-name="T5">Using facts to guide business strategy.</text:span></text:p>
        </text:list-item>
        <text:list-item text:style-override="L8">
          <text:p text:style-name="P4"><text:span text:style-name="T6">Analysts use data-driven decision-making and follow a step-by-step process. You have learned that there are six steps to this process:</text:span></text:p>
        </text:list-item>
      </text:list>
      <text:list xml:id="list4280683424" text:style-name="L10">
        <text:list-item>
          <text:p text:style-name="P5"><text:span text:style-name="Strong_20_Emphasis">Ask </text:span>questions and define the problem.</text:p>
        </text:list-item>
        <text:list-item>
          <text:p text:style-name="P5"><text:span text:style-name="Strong_20_Emphasis">Prepare </text:span>data by collecting and storing the information.</text:p>
        </text:list-item>
        <text:list-item>
          <text:p text:style-name="P5"><text:span text:style-name="Strong_20_Emphasis">Process </text:span>data by cleaning and checking the information.</text:p>
        </text:list-item>
        <text:list-item>
          <text:p text:style-name="P5"><text:span text:style-name="Strong_20_Emphasis">Analyze </text:span>data to find patterns, relationships, and trends.</text:p>
        </text:list-item>
        <text:list-item>
          <text:p text:style-name="P5"><text:span text:style-name="Strong_20_Emphasis">Share </text:span>data with your audience.</text:p>
        </text:list-item>
        <text:list-item>
          <text:p text:style-name="P5"><text:span text:style-name="Strong_20_Emphasis">Act </text:span>on the data and use the analysis results.</text:p>
          <text:p text:style-name="P5"/>
        </text:list-item>
      </text:list>
      <text:list xml:id="list185034648784646" text:continue-list="list542995320" text:style-name="L8">
        <text:list-item>
          <text:p text:style-name="P8"><text:span text:style-name="T4">Data ecosystem: </text:span><text:span text:style-name="T5">The various elements that interact with one another in order to produce, manage, store, organize, analyze, and share data.</text:span></text:p>
        </text:list-item>
        <text:list-item>
          <text:p text:style-name="P9"><text:span text:style-name="T4">Data science:</text:span><text:span text:style-name="T5"> A field of study that uses raw data to create</text:span><text:span text:style-name="T4"> </text:span><text:span text:style-name="T5">new ways of modeling and understanding the unknown.</text:span></text:p>
        </text:list-item>
        <text:list-item>
          <text:p text:style-name="P9"><text:span text:style-name="T2">Dataset:</text:span><text:span text:style-name="T3"> A collection of data that can be manipulated or analyzed as one unit .</text:span></text:p>
          <text:p text:style-name="P9"><text:s text:c="22"/></text:p>
        </text:list-item>
      </text:list>
      <text:p text:style-name="P3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 serif" svg:font-family="'San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8:27:15.035038147</meta:creation-date>
    <dc:date>2022-11-18T18:50:32.618264334</dc:date>
    <meta:editing-duration>PT8M39S</meta:editing-duration>
    <meta:editing-cycles>1</meta:editing-cycles>
    <meta:document-statistic meta:table-count="0" meta:image-count="0" meta:object-count="0" meta:page-count="2" meta:paragraph-count="23" meta:word-count="279" meta:character-count="1679" meta:non-whitespace-character-count="1407"/>
    <meta:generator>LibreOffice/7.3.4.2$Linux_X86_64 LibreOffice_project/30$Build-2</meta:generator>
  </office:meta>
</office:document-meta>
</file>